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none"/>
    </style:style>
    <style:style style:name="P4" style:family="paragraph" style:parent-style-name="Standard">
      <style:text-properties fo:font-size="18pt" style:text-underline-style="none" fo:font-weight="bold" style:font-size-asian="18pt" style:font-weight-asian="bold" style:font-size-complex="18pt" style:font-weight-complex="bold"/>
    </style:style>
    <style:style style:name="P5" style:family="paragraph" style:parent-style-name="Standard">
      <style:text-properties fo:font-size="18pt" fo:font-weight="bold" style:font-size-asian="18pt" style:font-weight-asian="bold" style:font-size-complex="18pt"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Text_20_body">
      <style:text-properties fo:font-variant="normal" fo:text-transform="none" fo:color="#555555" style:font-name="Open Sans" fo:font-size="12pt" fo:letter-spacing="normal" fo:font-style="normal" fo:font-weight="normal" style:font-weight-asian="bold" style:font-weight-complex="bold"/>
    </style:style>
    <style:style style:name="P9" style:family="paragraph" style:parent-style-name="Text_20_body">
      <style:paragraph-properties fo:margin-top="0cm" fo:margin-bottom="0cm" fo:text-align="justify" style:justify-single-word="false" fo:orphans="2" fo:widows="2"/>
      <style:text-properties fo:font-variant="normal" fo:text-transform="none" fo:color="#555555" style:font-name="Open Sans" fo:font-size="12pt" fo:letter-spacing="normal" fo:font-style="normal" fo:font-weight="normal"/>
    </style:style>
    <style:style style:name="P10" style:family="paragraph" style:parent-style-name="Text_20_body" style:list-style-name="L2">
      <style:paragraph-properties fo:margin-top="0cm" fo:margin-bottom="0cm" fo:text-align="justify" style:justify-single-word="false" fo:orphans="2" fo:widows="2"/>
      <style:text-properties fo:font-variant="normal" fo:text-transform="none" fo:color="#555555" style:font-name="Open Sans" fo:font-size="12pt" fo:letter-spacing="normal" fo:font-style="normal" fo:font-weight="normal"/>
    </style:style>
    <style:style style:name="P11" style:family="paragraph" style:parent-style-name="Text_20_body" style:list-style-name="L3">
      <style:paragraph-properties fo:margin-top="0cm" fo:margin-bottom="0cm" fo:text-align="justify" style:justify-single-word="false" fo:orphans="2" fo:widows="2"/>
      <style:text-properties fo:font-variant="normal" fo:text-transform="none" fo:color="#555555" style:font-name="Open Sans" fo:font-size="12pt" fo:letter-spacing="normal" fo:font-style="normal" fo:font-weight="normal"/>
    </style:style>
    <style:style style:name="P12" style:family="paragraph" style:parent-style-name="Standard" style:list-style-name="L1"/>
    <style:style style:name="P13" style:family="paragraph" style:parent-style-name="Standard" style:list-style-name="L4"/>
    <style:style style:name="T1" style:family="text">
      <style:text-properties style:text-underline-style="none"/>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variant="normal" fo:text-transform="none" fo:color="#252525" style:font-name="sans-serif" fo:font-size="11.25pt" fo:letter-spacing="normal" fo:font-style="normal" style:text-underline-style="none" fo:font-weight="normal"/>
    </style:style>
    <style:style style:name="T5" style:family="text">
      <style:text-properties fo:font-variant="normal" fo:text-transform="none" fo:color="#252525" fo:letter-spacing="normal" style:text-underline-style="none"/>
    </style:style>
    <style:style style:name="T6" style:family="text">
      <style:text-properties fo:font-variant="normal" fo:text-transform="none" fo:color="#0b0080" style:text-line-through-style="none" style:font-name="sans-serif" fo:font-size="11.25pt" fo:letter-spacing="normal" fo:font-style="normal" style:text-underline-style="none" fo:font-weight="normal" style:text-blinking="false" fo:background-color="#ffffff"/>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mart Warfare</text:p>
      <text:p text:style-name="Standard"/>
      <text:list xml:id="list7625047757799940121" text:style-name="L1">
        <text:list-item>
          <text:p text:style-name="P12">Einleitung </text:p>
          <text:list>
            <text:list-item>
              <text:p text:style-name="P12">Motivation (aktuelle Lage)</text:p>
            </text:list-item>
            <text:list-item>
              <text:p text:style-name="P12">Definition/Begriffserklärung</text:p>
            </text:list-item>
            <text:list-item>
              <text:p text:style-name="P12">Zeitleiste</text:p>
            </text:list-item>
          </text:list>
        </text:list-item>
        <text:list-item>
          <text:p text:style-name="P12">Hauptteil</text:p>
          <text:list>
            <text:list-item>
              <text:p text:style-name="P12">Smart Aircraft</text:p>
            </text:list-item>
            <text:list-item>
              <text:p text:style-name="P12">Smart Bombs</text:p>
            </text:list-item>
            <text:list-item>
              <text:p text:style-name="P12">Smart Weapons</text:p>
            </text:list-item>
            <text:list-item>
              <text:p text:style-name="P12">Robot Soldiers/Army Robots</text:p>
            </text:list-item>
            <text:list-item>
              <text:p text:style-name="P12">Robotic Armor und Super Soldaten</text:p>
            </text:list-item>
            <text:list-item>
              <text:p text:style-name="P12">Smart Strategy</text:p>
            </text:list-item>
          </text:list>
        </text:list-item>
        <text:list-item>
          <text:p text:style-name="P12">Schluss</text:p>
          <text:list>
            <text:list-item>
              <text:p text:style-name="P12">Ausblick</text:p>
            </text:list-item>
            <text:list-item>
              <text:p text:style-name="P12">Kritische Betrachtung (Ethik?)</text:p>
            </text:list-item>
          </text:list>
        </text:list-item>
      </text:list>
      <text:p text:style-name="Standard"/>
      <text:p text:style-name="Standard"/>
      <text:p text:style-name="Standard">Einleitung</text:p>
      <text:p text:style-name="Standard"/>
      <text:p text:style-name="Standard">Was genau ist eigentlich Smart Warfare? Jeder kennt bestimmt Drohnen mit denen schöne Luftaufnahmen gefilmt oder geschossen werden. Oder hat schon einmal von einem Drohnenangriff gehört. In vielen Filmen wie Star Wars oder Terminator sieht man Cyborgs, Druiden oder Kampfflieger, welche sein Ziel einlocken können. Doch was genau kann man sich darunter vorstellen? Smart Warfare ist der Begriff der neuen Kriegsführung. Die Technologie hat schon immer Kriege beeinflusst. Viele technologischen Entwicklungen haben sich während Zeiten des Krieges verbessert. Militärexperten definieren 3 verschiedene Entwicklungsstufen der Kriegsführung. In der 1. Stufe haben sich die Soldaten noch in Reih und Glied auf dem Feld versammelt und sich mit Speeren und Steinen, Schwertern und Keulen bekämpft. In der 2. Stufe wurden Distanzwaffen eingeführt, wie Gewehre. So musste man sich nicht mehr Gegenüber stehen. Im 1. Weltkrieg nutzte man diese Generation. In der 3. Stufe hat man sich Geschwindigkeit und die Überraschungsangriffe zu Gunsten gemacht. Flugzeuge und Panzer wurden noch besser gemacht. <text:s/><text:span text:style-name="T8">Smart Warfare </text:span>ist die 4. und gerade dabei sich zu entwickeln. Attacken werden gezielter und das Töten wird über entfernte Steuerung getätigt. Drohnen und Waffen können programmiert werden, um bestimmte Ziele zu treffen. Soldaten sind besser ausgerüstet und gesichert. Kommander können sehen, was die Soldaten sehen. All diese militärischen Hi-Techs kosten immense Summen. Nur die reichsten Länder können sich das leisten. Obwohl die Technologie in der Anschaffung teurer ist, sind z.b. die einzelnen Drohnen billiger als ein Bomber, indem Menschen sitzen. Eine Leistungssteigerung im Bereich Elektronik und Sensortechnologie gehört zu der Entwicklung eines smart Warfare. Das Stichwort für Smart Warfare ist eine netzwerkzentrierten Kriegsführung NCW(Network-Centric Warfare). Diese Schlüsselkomponente kombiniert Informations- und Kommunikationstechnologie angewandt an die Verteidigungstechnik. Eine Vielfalt an Sensoren wie Bild-und Radarsensoren beliefern das Netzwerk mit Informationen zur aktuellen Lage und diese einzelne Informationen der Sensoren sollen zeitgleich für alle Streitkräfte verfügbar gemacht werden. Nicht eingeplante Bedrohungen oder Fortschritte sollen so im Einsatz schneller erkannt werden. Es fallen eine Menge an Daten an. Dafür gibt kabellose und kabelgebundene Techniken, wie Satellit. Erstes Mal angewandt wurde das Konzept im Irakkrieg 2003. Noch ein Stichwort dafür ist: „Sensor to Shooter“. Vernetzte Einheiten können aus kleineren Truppen bestehen und damit schneller und leichter reisen. Das bedeutet, dass weniger Gepäck mitgenommen werden muss und die Truppen dazu imstande sein können eine Mission effektiv oder anders durchzuführen. Neue Taktiken können angewandt und die Ausgaben gesenkt werden. Soldaten können unabhängiger agieren, da sie einander „tracken“ können und damit genau wissen, wo sich ihre Mitstreiter gerade <text:soft-page-break/>befinden. <text:s/>Die digitale Datenübertragung ermöglicht eine Verteilung von Infos fast ohne Zeit-und Qualitätsverlust. Grundvoraussetzung ist ein ungestörter Empfang eines punktgenauen GPS-Signals. Jedes einzelne System muss zudem an ein Netzwerk vernetzt sein, um die Informationen schneller sammeln zu können und sie in der NCW teilen zu können. Das macht Hacker Angriffe natürlich gefährlich.</text:p>
      <text:p text:style-name="Standard"/>
      <text:p text:style-name="Standard">Eine Leistungssteigerung im Bereich Elektronik und Sensortechnologie gehört zum einen zu einer Entwicklung einer smarten Kriegsführung. Daraus formt sich eine neue Generation der Kriegsführung, welche sich an einer netzwerkzentrierte Kriegsführung NCW (Network-Centric Warfare) orientiert. Diese Schlüsselkomponente kombiniert Informations- und Kommunikationstechnologie angewandt an die Verteidigungstechnik. Einzelne Informationen der Sensoren sollen zeitgleich für alle Streitkräfte verfügbar gemacht werden. Nicht eingeplante Bedrohungen oder Fortschritte sollen so im Einsatz schneller erkannt werden. Das Stichwort dafür ist:“Sensor to Shooter“. <text:a xlink:type="simple" xlink:href="http://www.airpower.at/news07/0811_kriegimaether/kiae_12.htm" text:style-name="Internet_20_link" text:visited-style-name="Visited_20_Internet_20_Link">http://www.airpower.at/news07/0811_kriegimaether/kiae_12.htm</text:a></text:p>
      <text:p text:style-name="Standard">Vernetzte Einheiten können aus kleineren Truppen bestehen und damit schneller und leichter reisen. Das bedeutet, dass weniger Gepäck mitgenommen werden muss und die Truppen dazu imstande sein können eine Mission effektiv oder anders durchzuführen. Neue Taktiken können angewandt und die Ausgaben gesenkt werden. Soldaten können unabhängiger agieren, da sie einander „tracken“ können und damit genau wissen, wo sich ihre Mitstreiter gerade befinden. <text:s text:c="2"/><text:a xlink:type="simple" xlink:href="http://www.bsipk.net/solution_networkcentric.html" text:style-name="Internet_20_link" text:visited-style-name="Visited_20_Internet_20_Link">http://www.bsipk.net/solution_networkcentric.html</text:a> Grundvoraussetzung ist ein ungestörter Empfang eines punktgenauen GPS-Signals. Jedes einzelne System muss zudem an ein Netzwerk vernetzt sein, um die Informationen schneller sammeln zu können und sie in der NCW teilen zu können.</text:p>
      <text:p text:style-name="Standard"/>
      <text:p text:style-name="Standard">Geschichte:</text:p>
      <text:p text:style-name="Standard"><text:span text:style-name="T8">Drohne: </text:span>Erstes unbemanntes Aufklärungsflugzeug, USA D-21, 1966</text:p>
      <text:p text:style-name="Standard">1995 General Atomics MQ-1 Predator, Kampfdrohne </text:p>
      <text:p text:style-name="Standard">2001 MQ-9 Reaper</text:p>
      <text:p text:style-name="Standard"/>
      <text:p text:style-name="Standard"><text:span text:style-name="T8">Bombe:</text:span> Fritz X erste hergestellte Lenkbombe 1943, mittels Funk und Joystick, Einsatzzeit Zweiter Weltkrieg (1943-1945), versenkte italienisches Schlachtschiff Roma, deutsche</text:p>
      <text:p text:style-name="Standard">USA, Kamera Bombe wurde 1958 eingeführt (AGM-62 Walleye), Bombensicht</text:p>
      <text:p text:style-name="Standard">1945, VB-6 Felix Infrarot, betrieblich nicht verwendet</text:p>
      <text:p text:style-name="Standard">1968 BOLT-117 US Army, erste lasergelenkte Bombe </text:p>
      <text:p text:style-name="Standard">1999 JDAM, im Kosovokrieg, wird am Heck ungelenkte Bombe montiert</text:p>
      <text:p text:style-name="Standard">2006 Small Diameter Bomb GBU-39</text:p>
      <text:p text:style-name="Standard"/>
      <text:p text:style-name="P4">Smart Aircraft</text:p>
      <text:p text:style-name="Standard"><text:span text:style-name="T1">Drohne = „</text:span><text:span text:style-name="T4">ist ein </text:span><text:a xlink:type="simple" xlink:href="https://de.wikipedia.org/wiki/Luftfahrzeug" text:style-name="Internet_20_link" text:visited-style-name="Visited_20_Internet_20_Link"><text:span text:style-name="T6">Luftfahrzeug</text:span></text:a><text:span text:style-name="T4">, das ohne eine an Bord befindliche </text:span><text:a xlink:type="simple" xlink:href="https://de.wikipedia.org/wiki/Luftfahrtpersonal" text:style-name="Internet_20_link" text:visited-style-name="Visited_20_Internet_20_Link"><text:span text:style-name="T6">Besatzung</text:span></text:a><text:span text:style-name="T5"> </text:span><text:a xlink:type="simple" xlink:href="https://de.wikipedia.org/wiki/Autarkie" text:style-name="Internet_20_link" text:visited-style-name="Visited_20_Internet_20_Link"><text:span text:style-name="T6">autark</text:span></text:a><text:span text:style-name="T5"> </text:span><text:span text:style-name="T4">durch einen </text:span><text:a xlink:type="simple" xlink:href="https://de.wikipedia.org/wiki/Computer" text:style-name="Internet_20_link" text:visited-style-name="Visited_20_Internet_20_Link"><text:span text:style-name="T6">Computer</text:span></text:a><text:span text:style-name="T5"> </text:span><text:span text:style-name="T4">oder vom Boden über eine </text:span><text:a xlink:type="simple" xlink:href="https://de.wikipedia.org/wiki/Fernsteuerung" text:style-name="Internet_20_link" text:visited-style-name="Visited_20_Internet_20_Link"><text:span text:style-name="T6">Fernsteuerung</text:span></text:a><text:span text:style-name="T5"> </text:span><text:span text:style-name="T4">betrieben und navigiert werden kann.“</text:span></text:p>
      <text:p text:style-name="P1"><text:a xlink:type="simple" xlink:href="https://de.wikipedia.org/wiki/Unbemanntes_Luftfahrzeug" text:style-name="Internet_20_link" text:visited-style-name="Visited_20_Internet_20_Link"><text:span text:style-name="T1">https://de.wikipedia.org/wiki/Unbemanntes_Luftfahrzeug</text:span></text:a></text:p>
      <text:p text:style-name="P3"/>
      <text:p text:style-name="P2">Drohnen: (Unbemanntes Luftfahrzeug)</text:p>
      <text:p text:style-name="P8">Luftaufnahmen (Fotografie / Videos)</text:p>
      <text:list xml:id="list3907553877041517932" text:style-name="L2">
        <text:list-item>
          <text:p text:style-name="P10">technische Kontrolle (z.B. Hochspannungsmasten / Gebäude)</text:p>
        </text:list-item>
        <text:list-item>
          <text:p text:style-name="P10">Vermessungstechnik</text:p>
        </text:list-item>
        <text:list-item>
          <text:p text:style-name="P10">Forstwirtschaft / Landwirdschaft</text:p>
        </text:list-item>
        <text:list-item>
          <text:p text:style-name="P10">Jagd / Jäger</text:p>
        </text:list-item>
        <text:list-item>
          <text:p text:style-name="P10">Gutachter (z.B. Schätzung von Widschäden / Wildschwein Schäden auf den Feldern)</text:p>
        </text:list-item>
        <text:list-item>
          <text:p text:style-name="P10">Erkundung / Forschung</text:p>
        </text:list-item>
        <text:list-item>
          <text:p text:style-name="P10"><text:soft-page-break/>Tierschutz / Naturschutz</text:p>
        </text:list-item>
        <text:list-item>
          <text:p text:style-name="P10">Polizei / Feuerwehr</text:p>
        </text:list-item>
        <text:list-item>
          <text:p text:style-name="P10">Just for Fun</text:p>
        </text:list-item>
      </text:list>
      <text:p text:style-name="P9"/>
      <text:p text:style-name="P9">Aufklärung / Erkundung / Spionage (Spionagedrohne / Aufklärungsdrohne)</text:p>
      <text:list xml:id="list2750507399180110277" text:style-name="L3">
        <text:list-item>
          <text:p text:style-name="P11">Bekämpfung / Tötung / Zerstörung (Kampfdrohne)</text:p>
        </text:list-item>
        <text:list-item>
          <text:p text:style-name="P11">Rettung / Hilfsaktionen</text:p>
        </text:list-item>
      </text:list>
      <text:p text:style-name="P9"/>
      <text:p text:style-name="P2"/>
      <text:list xml:id="list38683256" text:continue-list="list7625047757799940121" text:style-name="L1">
        <text:list-item>
          <text:list>
            <text:list-header>
              <text:p text:style-name="P12">-Kontroll- und Überwachungsdrohnen: sind mit Kameras und Sensoren ausgestattet</text:p>
              <text:p text:style-name="P12">- Kampfdrohnen: sind zusätzlich mit Bomben und Raketen ausgestattet</text:p>
            </text:list-header>
          </text:list>
        </text:list-item>
      </text:list>
      <text:p text:style-name="Standard">Drohnen könnten die bemannten Militärflugzeuge ersetzen. <text:span text:style-name="T2">Vorteil</text:span> ist: Pilotenleben können gerettet werden, da sie gar nicht erst getötet oder gekidnapped werden können. Außerdem sind Drohnen billiger als die traditionelle Luftkraft und können länger (mehrere Tage) in der Luft bleiben.</text:p>
      <text:p text:style-name="Standard"/>
      <text:p text:style-name="P3">Mehr als 70 Länder haben derzeit Drohnen. Größte Supporter der Militärdrohnen sind die United States, welche mehr als 11.000 Drohnen beschäftigen. Die United States benutzten als erste bewaffnete Drohnen 1995 während der Jugoslawienkriege (Balkankonflikt). Nach der 9/11 Ära wurden MQ-1 Predator und fortgeschrittenere MQ-9 Reaper hergenommen um Al Qaeda Offiziere zu töten.</text:p>
      <text:p text:style-name="Standard"/>
      <text:p text:style-name="P1">Wichtigste Drohne im Militär:</text:p>
      <text:p text:style-name="P1"/>
      <text:p text:style-name="Standard"><text:span text:style-name="T8">Hulking MQ – 1 Predator von General Atomics</text:span> (Erstflug 1995)</text:p>
      <text:p text:style-name="Standard">-hat „Fernsehkamera für Tagelicht sowie Wärmebildkamera für Schlechtwetter- und Nachtsicht und ein SA Radar, Steuerung über Bodenstation via Satelittenverbindung und C-Band-Funk“</text:p>
      <text:p text:style-name="Standard"><text:a xlink:type="simple" xlink:href="https://de.wikipedia.org/wiki/General_Atomics_MQ-1" text:style-name="Internet_20_link" text:visited-style-name="Visited_20_Internet_20_Link">https://de.wikipedia.org/wiki/General_Atomics_MQ-1</text:a></text:p>
      <text:p text:style-name="Standard">- ca 8 Meter Flügelspanne ausgerüstet mit AGM – 114 Hellfire (Raketen)</text:p>
      <text:p text:style-name="Standard"/>
      <text:p text:style-name="Standard">Jede Drohne benötigt ein 3 Personen Team. Einer fliegt sie, einer überwacht &amp; operiert die Kamera &amp; Sensoren der Drohne und der 3. ist im Kontakt mit den Kommandern und Besatzung innerhalb der Konflikt Zone. Alle Angriffe werden manuell durchgeführt. (Video)</text:p>
      <text:p text:style-name="Standard"/>
      <text:p text:style-name="Standard">Zudem beliebte Drohnen sind die <text:span text:style-name="T8">Raven Drohne von Aero Vironment</text:span> und die <text:span text:style-name="T8">MQ-9 Reaper</text:span>. Raven ist autonomer als die Predator, da sie mit der Hand gestartet werden kann (geworfen)Sie kriegt ihre Richtung via GPS Technologie und sendet ein live Video zurück. Außerdem kann sie alleine operieren. Die MQ-9 Reaper basiert auf dem MQ-1 Predator. Sie ist heutzutage die größte und am „schlimmsten“ bewaffnete Drohne. Sie hat eine 20 Meter Flügelspanne und ihr Zweck ist es zu lokalisieren und auszulöschen. Ihre Größe ist eher wie Flugzeug. Ihre Höchstgeschwindigkeit liegt bei 482 kmh schnell und kann bis zu 15 km hoch fliegen. Sie führt entweder Hellfire Rakten mit sich oder lasergelenkte Bomben (Smart Bombs).</text:p>
      <text:p text:style-name="Standard"/>
      <text:p text:style-name="P5">Smart Bombs (Guided Bombs)</text:p>
      <text:p text:style-name="Standard"><text:s/></text:p>
      <text:p text:style-name="Standard">Eine Smart Bomb auch Guided Bomb kann nach Abschuss ihre Fluglage/bahn beeinflussen. <text:a xlink:type="simple" xlink:href="https://de.wikipedia.org/wiki/Präzisionsgelenkte_Munition" text:style-name="Internet_20_link" text:visited-style-name="Visited_20_Internet_20_Link">https://de.wikipedia.org/wiki/Pr%C3%A4zisionsgelenkte_Munition</text:a> Smart Bombs treffen aus mehreren tausend Meter mit einer Genauigkeit von 3 Metern. <text:a xlink:type="simple" xlink:href="https://books.google.de/books?id=8vmlAgAAQBAJ&amp;pg=PA16&amp;lpg=PA16&amp;dq=welche+smart+bombs+nimmt+das+militär+her&amp;source=bl&amp;ots=yn0fGaEFOU&amp;sig=qaW5u49s224mSJe9NTf4c4WoJpQ&amp;hl=de&amp;sa=X&amp;ved=0ahUKEwiHuaen6a3RAhUENxQKHaaiB-8Q6AEIPDAF#v=onepage&amp;q=welche%20smart%20bombs%20nimmt%20das%20militär%20her&amp;f=false" text:style-name="Internet_20_link" text:visited-style-name="Visited_20_Internet_20_Link">https://books.google.de/books?id=8vmlAgAAQBAJ&amp;pg=PA16&amp;lpg=PA16&amp;dq=welche+smart+bombs+nimmt+das+milit%C3%A4r+her&amp;source=bl&amp;ots=yn0fGaEFOU&amp;sig=qaW5u49s224mSJe9NTf4c4WoJpQ&amp;hl=de&amp;sa=X&amp;ved=0ahUKEwiHuaen6a3RAhUENxQKHaaiB-8Q6AEIPDAF#v=onepage&amp;q=welche%20smart%20bombs%20nimmt%20das%20milit%C3%A4r%20her&amp;f=false</text:a> Normale Bomben <text:soft-page-break/>sind daher eher „Dumm“, da sie nur zufällig treffen.</text:p>
      <text:p text:style-name="Standard">Smart Bombs nutzen ein Präzisions-Lenkungssystem. Diese können autonom oder via einen Bediener direkt zum Ziel führen/geführt werden. Im Allgemeinen gibt es Radargelenkte, <text:span text:style-name="T3">TV-</text:span><text:span text:style-name="T3">gelenkte </text:span>(TV-Sensor, Kamera), <text:s/><text:span text:style-name="T8">Lasergelenkte und Satellitengelenkte Bomben. </text:span><text:span text:style-name="T7">Weil es den Rahmen der Arbeit sprengen würde, werden im nachfolgenden nur die beiden letztgenannten Bomben genauer betrachtet. Die Auswahl ist auf diese gefallen, da sie am besten in den Kontext der Arbeit passen.</text:span></text:p>
      <text:p text:style-name="Standard"><text:a xlink:type="simple" xlink:href="https://www.google.com/patents/US4408537" text:style-name="Internet_20_link" text:visited-style-name="Visited_20_Internet_20_Link">https://www.google.com/patents/US4408537</text:a></text:p>
      <text:p text:style-name="Standard"/>
      <text:p text:style-name="P2">Lasergelenkte Bomben</text:p>
      <text:p text:style-name="Standard">Heutzutage haben mehrere Länder ihr Flugzeuge mit lasergeführten Bomben bewaffnet. Solche Bomben können punktgenau fallen gelassen werden und hat so eine bedeutende Steigerung in der taktischen Bombardierungsgenauigkeit. Im Wesentlichen wird das Ziel markiert indem ein Laserstrahl vom Ziel reflektiert wird. Die Bombe erhält die reflektierenden Laserpulse. An der Spitze der Bombe ist ein Lasersuchsystem befestigt. Nachteil daran ist, dass die Bombe immer Sichtkontakt mit dem Ziel haben muss, d.h. Wolken oder Hindernisse können diese behindern.</text:p>
      <text:p text:style-name="Standard">Eine militärische Luftkraft wird gefährlicher, wenn ihre Ladung „intelligenter“ und stärker wird. Die größte Drohne (MQ-9 Reaper) ist groß genug um 226 kg schwere lasergelenkte Bomben zu tragen.</text:p>
      <text:p text:style-name="Standard"/>
      <text:p text:style-name="P2">Satellitengelenkte Bomben:</text:p>
      <text:p text:style-name="P6">Durch GPS kann die Einsatzfähigkeit nicht durch schlechte Sichtverhältnisse gestört werden. Da die Sendeleistung der Navigationssatelliten nur gering ist, kann das Signal durch Funkstörquellen vom Kurs gebracht werden. Diese Quellen nennt man Jammer. Deshalb arbeitet die Air Force daran ein „home-on-jam“ Programm zu entwickeln, welches falls ein Störungssignal entlarvt ist, zu dieser Störquelle fliegen soll.</text:p>
      <text:p text:style-name="P6">Ungelenkte Bomben kann man mithilfe eines JDAM (Joint Direct Attack Munition) aufrüsten. Bsp.: Boeing's GBU-31</text:p>
      <text:p text:style-name="Standard"/>
      <text:p text:style-name="Standard">Eine Bombe die mit 3 verschieden Hilfsmitteln arbeitet, ist die <text:span text:style-name="T8">Small Diameter Bomb</text:span>. Mittels Millimeter-Wellenradar, Infrarot und Lasersignale findet sie ihr Ziel. Sie trifft auf jeden Fall. Sinn und Zweck dieser Bombe ist, dass sie platzsparend ist. Sie verfügt über ein intelligentes System, um die Waffe zum Ziel zu führen. Bsp: Raytheons GBU-39. </text:p>
      <text:p text:style-name="Standard"><text:a xlink:type="simple" xlink:href="http://science.howstuffworks.com/smart-bomb1.htm" text:style-name="Internet_20_link" text:visited-style-name="Visited_20_Internet_20_Link">http://science.howstuffworks.com/smart-bomb1.htm</text:a></text:p>
      <text:p text:style-name="Standard"/>
      <text:p text:style-name="P5">Smart Weapons</text:p>
      <text:p text:style-name="P5"/>
      <text:p text:style-name="P7">Es gibt Smart Bullets und Smart Guns. <text:s/>Waffen die von unautorisierten Menschen benutzt werden ist ein großes Problem. Allein 1/17 der Polizisten, welche tödlich angeschossen wurden, stammen von ihrer eigenen Waffe. </text:p>
      <text:p text:style-name="P7"><text:a xlink:type="simple" xlink:href="http://heinonline.org/HOL/LandingPage?handle=hein.journals/conlr34&amp;div=14&amp;id=&amp;page" text:style-name="Internet_20_link" text:visited-style-name="Visited_20_Internet_20_Link">http://heinonline.org/HOL/LandingPage?handle=hein.journals/conlr34&amp;div=14&amp;id=&amp;page</text:a>=</text:p>
      <text:p text:style-name="P7">So gibt es Waffen, welche nur bei autorisiertem Besitzer feuern. <text:a xlink:type="simple" xlink:href="http://onlinelibrary.wiley.com/doi/10.1093/cep/20.1.38/full" text:style-name="Internet_20_link" text:visited-style-name="Visited_20_Internet_20_Link">http://onlinelibrary.wiley.com/doi/10.1093/cep/20.1.38/full</text:a></text:p>
      <text:p text:style-name="P7">Vor allem in den United States gewinnt dieses Thema immer mehr an Interesse. Das Konzept mittels biometrischer Abfrage als Zugangscode die Waffe zu bedienen könnte viele Unfälle vermeiden, wie z.b. Kinder die mit der Waffe der Eltern spielen. Heutzutage gibt es mehrere Arten der Smart Gun, von <text:s/>Abzugsperre zu fortgeschrittene elektronische oder magnetische Kontrollsysteme. Bsp: MagLoc Smart Gun</text:p>
      <text:p text:style-name="P1"><text:a xlink:type="simple" xlink:href="http://doc.utwente.nl/46699/1/grip-pattern-recognition-kauffman.pdf" text:style-name="Internet_20_link" text:visited-style-name="Visited_20_Internet_20_Link"><text:span text:style-name="T1">http://doc.utwente.nl/46699/1/grip-pattern-recognition-kauffman.pdf</text:span></text:a></text:p>
      <text:p text:style-name="P3">Zudem soll es Waffen wie die Armatix geben, bei der der Besitzer ein Armband oder einen Ring tragen soll. Mithilfe der RFID Technololgie soll die Waffe „wissen“ ob der Besitzer die Waffe hält.</text:p>
      <text:p text:style-name="Standard"><text:soft-page-break/>http://images.google.de/imgres?imgurl=https%3A%2F%2Ffortunedotcom.files.wordpress.com%2F2015%2F04%2F1280_smartgun.jpg%3Fw%3D1024&amp;imgrefurl=http%3A%2F%2Ffortune.com%2F2015%2F05%2F21%2Fsmart-gun-leader-chapter-11-style-restructuring%2F&amp;h=576&amp;w=1024&amp;tbnid=khXfztsg-4hscM%3A&amp;vet=1&amp;docid=q5VrpcQY1arQgM&amp;ei=acRvWJuALImkUeOil_gO&amp;tbm=isch&amp;iact=rc&amp;uact=3&amp;dur=493&amp;page=0&amp;start=0&amp;ndsp=19&amp;ved=0ahUKEwjb2Jj29q3RAhUJUhQKHWPRBe8QMwgfKAIwAg&amp;bih=874&amp;biw=949</text:p>
      <text:p text:style-name="Standard">Eine weitere Art die Waffe zu personalisieren ist den Fingerabdruck mittels Sensor an der Waffe zu nehmen. </text:p>
      <text:p text:style-name="Standard"/>
      <text:p text:style-name="Standard">Smarte Munition:</text:p>
      <text:p text:style-name="Standard">Es gibt zum Beispiel das XM25 Counter Defilade Target Engagement System, bei der eine smarte Sniper Rifle programmierte Kugeln abschießen kann, welche nach einer bestimmten Distanz explodieren. Der Scharfschütze kann so entweder direkt das Ziel nach altem Standard treffen oder die Kugel explodiert neben/über dem Ziel und trifft dieses auch so. Bsp: TrackingPoint System. Ein Laser ist in die Waffe mit eingebaut und kann die Entfernung zwischen Schützen und Ziel genau bemessen. Jede Kugel hat einen Zeitzünder und einen kleiner magnetischen Umwandler, der mit dem Magnetfeld der Erde interagiert. Bei jeder Drehung generiert der Umwandler eine Wechselwirkung und der Mini Computer in der Kugel zählt die Anzahl der Rotationen. Wenn also die Kugel die berechnete Distanz erreicht hat, wird diese gezündet. Solche Waffen erlauben es Soldaten ihre Ziele mit einer Distanz von ca. 900 Metern zu treffen ohne dass diese eine speziale Ausbildung brauchen. Mithilfe des Tracking Point springt die typische Treffergenauigkeit eines Soldaten von 20 zu 70%. (video)</text:p>
      <text:p text:style-name="Standard"/>
      <text:p text:style-name="Standard"/>
      <text:p text:style-name="Standard">Smarte Munition &amp; Smart Gun</text:p>
      <text:p text:style-name="Standard">Es gibt eine neue Art von Waffe und das ist die Railgun. Sie feuert ihre Geschosse mittels einem Schlitten auf dem Strom liegt ab. Zwei parallele Schienen beschleunigen das Projektil in einem Magnetfeld, welches durch den Strom erzeugt wird. Vorteil dabei ist, dass kein Treibstoff benötigt wird. Außerdem muss die Rakete nicht mit extra Sprengstoff bestückt werden, da sie superschnell unterwegs ist (bis Mach 7 – siebenfache Schallgeschwindigkeit) und die Geschwindigkeit schon tödlich ist. Zudem hat die Railgun gelenkte Projektile, welche ziemlich genau sind. 2015 trat sie als erstes in der Öffentlichkeit auf.</text:p>
      <text:p text:style-name="Standard">Bsp: Blitzer Railgun General Atomics.</text:p>
      <text:p text:style-name="Standard"/>
      <text:p text:style-name="Standard">Das U.S. Militär arbeitet an einer Laserguns ala Star Wars und Partikel-Strahl Waffen, welche einen Strahl mit hoher Energie auf das Ziel fokussieren und so die Molekularstruktur trennen soll.</text:p>
      <text:p text:style-name="Standard"/>
      <text:p text:style-name="Standard">Des weiteren sollen elektromagnetische Pulse Waffen die gesamten elektronische Systeme des Gegners (Computer – Auto Motoren) ausschalten ohne das dabei Leben oder Eigentum zerstört wird.</text:p>
      <text:p text:style-name="Standard"/>
      <text:p text:style-name="P5">Robot soldiers/ Army Robots</text:p>
      <text:p text:style-name="Standard"/>
      <text:p text:style-name="Standard">Durch Roboter kann die Anzahl der kämpfenden Soldaten reduziert werden. Roboter sind billiger, als Soldaten. Sie brauchen keine Ausbildung und müssen nicht verpflegt bzw. bezahlt werden. Roboter werden auch hergenommen, um die Lage auszukundschafte oder anzugreifen. Sie sollen allen Wetterbedingungen trotzen können, sowohl Tag und Nacht arbeiten können. Solche Roboter müssen in einem sicherheitsabstand von 100 Metern arbeiten können. </text:p>
      <text:p text:style-name="Standard">Es gibt sogenannte bomb-squad roboter. Die kleinen Roboter wurden hergenommen um tödliche Bomben <text:s/>zu entdecken oder zu entschärfen. Eine Bombe kann durch viele verschiedene Möglichkeiten ausgelöst werden. Durch elektronische Sender und Schalter, durch Neigungsschalter, <text:soft-page-break/>Thermalschalter oder Bewegungsentdeckern. Läuft via Sensoren (wie X-ray), Minicomputer und Kamera. Solche Roboter können zudem auch mit eigenen Bomben ausgestattet sein, um Bomben zu platzieren.</text:p>
      <text:p text:style-name="Standard"><text:a xlink:type="simple" xlink:href="http://citeseerx.ist.psu.edu/viewdoc/download?doi=10.1.1.554.6429&amp;rep=rep1&amp;type=pdf" text:style-name="Internet_20_link" text:visited-style-name="Visited_20_Internet_20_Link">http://citeseerx.ist.psu.edu/viewdoc/download?doi=10.1.1.554.6429&amp;rep=rep1&amp;type=pdf</text:a></text:p>
      <text:p text:style-name="Standard">Die US Army testet Roboter auf denen ein Maschinengewehr ist. Bsp.: HDT's Protector</text:p>
      <text:p text:style-name="Standard">Funkgesteuerter Roboter mit M240 Maschinengewehr. Kann Kabellos kontrolliert werden. Der Controller hat einen Temporegler Knopf, bei dem der Roboter selber herumfahren kann. Kann 570 kg tragen</text:p>
      <text:p text:style-name="Standard">Dann gibt es noch das Legged Squad Support System (LS3 oder AlphaDog) von Boston Dynamics. Der Roboter hat ähnlichkeit wie der AT-AT in Star Wars nur kleiner. LS3 hat 4 Beine und bewegt sich wie ein Hund. Er kann ca. 190 kg an Material tragen und läuft semi-autonom. LS§ hat verschiedene Settings in denen Eingestellt werden kann, wie der Hund sich koordinieren soll. Bsp.: Leader-Follower Tight Mode (so nah wie möglich an der Führenden Person sein). Dieser Roboter hilft den Soldaten ihre Verpflegung zu tragen, sodass diese schneller voran kommen können.</text:p>
      <text:p text:style-name="Standard"/>
      <text:list xml:id="list3192724473175111376" text:style-name="L4">
        <text:list-header>
          <text:p text:style-name="P13"/>
        </text:list-header>
      </text:list>
      <text:p text:style-name="Standard">Robotic Armor/Super Soldaten</text:p>
      <text:p text:style-name="Standard"/>
      <text:p text:style-name="Standard">Menschen können sehr anfällig und schwach sein. Ein Mensch wird schnell müde und braucht ca. 8 Stunden Schlaf oder Pausen jeden Tag. Deshalb sind wir ziemlich verwundbar für Dinge wie Kugeln, Bomben oder ähnliches. Das ist ein Grund warum es im Krieg viele Verluste gibt.</text:p>
      <text:p text:style-name="Standard">Was aber, wenn es einen Weg gibt <text:s/>Menschen weniger verwundbar zu machen? Sodass nicht nur die Überlebensfähigkeit sondern auch die Fähigkeiten verbessert wird. Wie z.B. längeres Marschieren, weniger Verletzungen zu erleiden, kräftiger sein.</text:p>
      <text:p text:style-name="Standard">Am einfachsten wäre es einen Soldaten mit einen Robo-Rüstung zu umhüllen. Es gibt schon mehrere Prototypen von Exoskeletten. Seid 2016 hat Hyundai das erste Exoskelett auf den Markt gebracht. Exoskelette werden mit Hydraulik und Motoren betrieben, welche die Kraft des Tragenden verbessern sollen, indem Gliedmaßen mit Kraft versehrt werden. Dadurch sollen Soldaten schwerere Sachen tragen können. Außerdem soll das Exoskelett Erschütterungen von Explosionen und Kugeln absorbieren. (wie Iron Man) </text:p>
      <text:p text:style-name="Standard">Ein paar Prototypen sind Human Universal Load Carrier (HULC) von Lockheed Martin und XOS von Raytheon. Das XOS wiegt ca. 90 kg und ist aus einem hochfesten Aluminium und Stahl gebaut. Es nutzt eine Vielzahl an Controllern, Sensoren und Aktoren, um Aufgaben zu erfüllen. Der Träger kann mehr als 90 kg tragen ohne eine Anstrengung zu fühlen. </text:p>
      <text:p text:style-name="Standard"/>
      <text:p text:style-name="Standard"/>
      <text:p text:style-name="Standard"/>
      <text:p text:style-name="Standard">Ausblick</text:p>
      <text:p text:style-name="Standard">Maschinen werden sollen autonomer werden. Die Möglichkeit allerdings dass autonome Systeme – z.B. mit fortgeschrittener FreundFeind-Erkennungssoftware in Kombination mit weiteren technologischen Komponenten – Entscheidungen treffen könnten, die sowohl sachlich zutreffender als auch in ihren Folgen moralisch akzeptabler wären, wie es einer Person möglich wäre, dürfte in den nächsten zwei Jahrzehnten wohl eher nicht realisierbar sein. <text:s/><text:a xlink:type="simple" xlink:href="http://ialana.de/files/pdf/arbeitsfelder/entwicklung%20völkerrecht/drohnen/drohnenstudiebundestag101.pdf" text:style-name="Internet_20_link" text:visited-style-name="Visited_20_Internet_20_Link">http://ialana.de/files/pdf/arbeitsfelder/entwicklung%20v%C3%B6lkerrecht/drohnen/drohnenstudiebundestag101.pdf</text:a> </text:p>
      <text:p text:style-name="Standard">Das Pentagon hat seine Ansichten zur neuen Kriegsführung schon klar gemacht und will das Budget für Forschungen und Erfindungen aufstocken. Roboter sollen neben uns kämpfen und Japan will das Drohnen in der Luft mit einem in der Formation mitfliegen. Technologisch könnten Menschen in Cyborgs verwandelt werden. Es gibt jetzt schon das Cognitive Technology Threat Warning System (CT2WS). Eine Art Helm das Gefahren erkennen soll, indem es Gehirnströme misst. Solche eine Technologie könnte in Zukunft auf dem Schlachtfeld von Vorteil sein. Mit solchen Nanosensoren kann der Gesundheitszustand des Soldaten ständig übermittelt werden. Implantate <text:soft-page-break/>können dem Kämpfer Nachsicht via Infrarot verleihen. Zudem sollen richtige Tarnanzüge oder auch Quantum Stealth auf den Markt kommen. Bei dem der Anzug wie ein Chamäleon die Farben anpassen soll. Das Militär wird dann quasi unsichtbar. Das ist aktuell in der Entwicklung von heute</text:p>
      <text:p text:style-name="Standard"/>
      <text:p text:style-name="Standard"/>
      <text:p text:style-name="Standard"/>
      <text:p text:style-name="Standard"/>
      <text:p text:style-name="P5">Kritische Betrachtung</text:p>
      <text:p text:style-name="Standard">Hauptproblem bei autonomen Waffen ist, dass es oft unklar ist, wo und wie Menschen in die Prozesse eingreifen. Dazu kommt, nach welchen Regeln das Programm der autonomen Waffen agiert. Ein menschlicher Bediener kann abwägen, ob er z.b. in der Nähe eines Krankenhauses angreifen will und wartet auf Genehmigungen. Ein Computer entscheidet nicht, sondern führt nur aus. Wer übernimmt Verantwortung falls doch was passiert? <text:a xlink:type="simple" xlink:href="http://www.forbes.com/sites/bernardmarr/2016/10/06/how-ai-drones-and-big-data-are-reshaping-the-future-of-warfare/#6ba5ce175bfe" text:style-name="Internet_20_link" text:visited-style-name="Visited_20_Internet_20_Link">http://www.forbes.com/sites/bernardmarr/2016/10/06/how-ai-drones-and-big-data-are-reshaping-the-future-of-warfare/#6ba5ce175bfe</text:a> <text:s/>„Einen Ethische Roboter zu bauen, fehlt den Menschen die Fähigkeit“ Robotern können spezifische ethische Regeln gegeben werden. <text:a xlink:type="simple" xlink:href="http://www.dailymail.co.uk/sciencetech/article-3503139/Are-autonomous-robots-future-warfare-Experts-warn-dangers-using-smart-weapons-battlefield.html" text:style-name="Internet_20_link" text:visited-style-name="Visited_20_Internet_20_Link">http://www.dailymail.co.uk/sciencetech/article-3503139/Are-autonomous-robots-future-warfare-Experts-warn-dangers-using-smart-weapons-battlefield.html</text:a></text:p>
      <text:p text:style-name="Standard"/>
      <text:p text:style-name="Standard">Im Zuge der vollständigen Automatisierung rückt die Eingriffsgewalt in den Hintergrund. </text:p>
      <text:p text:style-name="Standard"/>
      <text:p text:style-name="Standard">Hackerangriffe können verherrend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04T17:07:16.91</meta:creation-date>
    <dc:date>2017-01-11T18:48:53.77</dc:date>
    <meta:editing-duration>PT23H54M18S</meta:editing-duration>
    <meta:editing-cycles>62</meta:editing-cycles>
    <meta:generator>OpenOffice/4.1.1$Win32 OpenOffice.org_project/411m6$Build-9775</meta:generator>
    <meta:document-statistic meta:table-count="0" meta:image-count="0" meta:object-count="0" meta:page-count="7" meta:paragraph-count="105" meta:word-count="2723" meta:character-count="20836"/>
  </office:meta>
</office:document-meta>
</file>